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a7e" officeooo:paragraph-rsid="001cb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1:46:44.167867881</meta:creation-date>
    <dc:date>2025-10-23T11:48:19.417473999</dc:date>
    <meta:editing-duration>PT1M3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4.2.7.2$Linux_X86_64 LibreOffice_project/420$Build-2</meta:generator>
  </office:meta>
</office:document-meta>
</file>